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auto-grow-height="true" draw:auto-grow-width="false" fo:min-height="0cm" fo:min-width="3.564cm"/>
    </style:style>
    <style:style style:name="gr3" style:family="graphic" style:parent-style-name="Object_20_nofill_20_mono">
      <style:graphic-properties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objectwithoutfill">
      <style:graphic-properties draw:auto-grow-width="true" fo:min-height="0cm" fo:min-width="0cm"/>
    </style:style>
    <style:style style:name="gr6" style:family="graphic" style:parent-style-name="objectwithoutfill">
      <style:graphic-properties draw:auto-grow-width="false" fo:min-height="2.036cm" fo:min-width="5.171cm"/>
    </style:style>
    <style:style style:name="P1" style:family="paragraph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369cm" svg:height="0.962cm" svg:x="2.711cm" svg:y="1.578cm">
          <draw:text-box>
            <text:p>makes</text:p>
          </draw:text-box>
        </draw:frame>
        <draw:frame draw:style-name="gr2" xml:id="id2" draw:id="id2" draw:layer="layout" svg:width="3.758cm" svg:height="1.673cm" svg:x="0.69cm" svg:y="2.801cm">
          <draw:text-box>
            <text:p>SynthDef object</text:p>
          </draw:text-box>
        </draw:frame>
        <draw:frame draw:style-name="gr3" xml:id="id1" draw:id="id1" draw:layer="layout" svg:width="4.63cm" svg:height="0.962cm" svg:x="0.254cm" svg:y="0.254cm">
          <draw:text-box>
            <text:p>SynthDef(...)</text:p>
          </draw:text-box>
        </draw:frame>
        <draw:connector draw:style-name="gr4" draw:layer="layout" draw:type="line" svg:x1="2.569cm" svg:y1="1.216cm" svg:x2="2.569cm" svg:y2="2.801cm" draw:start-shape="id1" draw:start-glue-point="2" draw:end-shape="id2" draw:end-glue-point="0" svg:d="m2569 1216v1585" svg:viewBox="0 0 1 1586">
          <text:p/>
        </draw:connector>
        <draw:frame draw:style-name="gr3" xml:id="id4" draw:id="id4" draw:layer="layout" svg:width="1.772cm" svg:height="0.962cm" svg:x="7.723cm" svg:y="0.254cm">
          <draw:text-box>
            <text:p>.add</text:p>
          </draw:text-box>
        </draw:frame>
        <draw:frame draw:style-name="gr5" xml:id="id3" draw:id="id3" draw:layer="layout" svg:width="4.625cm" svg:height="1.673cm" svg:x="6.297cm" svg:y="2.801cm">
          <draw:text-box>
            <text:p><text:span text:style-name="T1">/d_recv</text:span></text:p>
            <text:p>OSC message</text:p>
          </draw:text-box>
        </draw:frame>
        <draw:connector draw:style-name="gr4" draw:layer="layout" draw:type="line" svg:x1="4.448cm" svg:y1="3.637cm" svg:x2="6.297cm" svg:y2="3.637cm" draw:start-shape="id2" draw:start-glue-point="1" draw:end-shape="id3" draw:end-glue-point="3" svg:d="m4448 3637h1849" svg:viewBox="0 0 1850 1">
          <text:p/>
        </draw:connector>
        <draw:frame draw:style-name="gr6" draw:text-style-name="P1" xml:id="id5" draw:id="id5" draw:layer="layout" svg:width="5.671cm" svg:height="2.286cm" svg:x="13.147cm" svg:y="2.494cm">
          <draw:text-box>
            <text:p text:style-name="P1"><text:span text:style-name="T2">Server</text:span></text:p>
          </draw:text-box>
        </draw:frame>
        <draw:connector draw:style-name="gr4" draw:layer="layout" draw:type="line" svg:x1="8.609cm" svg:y1="1.216cm" svg:x2="8.609cm" svg:y2="2.801cm" draw:start-shape="id4" draw:start-glue-point="2" draw:end-shape="id3" draw:end-glue-point="0" svg:d="m8609 1216v1585" svg:viewBox="0 0 1 1586">
          <text:p/>
        </draw:connector>
        <draw:connector draw:style-name="gr4" draw:layer="layout" draw:type="line" svg:x1="10.922cm" svg:y1="3.637cm" svg:x2="13.147cm" svg:y2="3.637cm" draw:start-shape="id3" draw:start-glue-point="1" draw:end-shape="id5" draw:end-glue-point="3" svg:d="m10922 3637h2225" svg:viewBox="0 0 2226 1">
          <text:p/>
        </draw:connector>
        <draw:frame draw:style-name="gr3" xml:id="id6" draw:id="id6" draw:layer="layout" svg:width="3.677cm" svg:height="0.962cm" svg:x="0.731cm" svg:y="5.931cm">
          <draw:text-box>
            <text:p>Synth(...)</text:p>
          </draw:text-box>
        </draw:frame>
        <draw:frame draw:style-name="gr5" xml:id="id7" draw:id="id7" draw:layer="layout" svg:width="4.625cm" svg:height="1.673cm" svg:x="6.272cm" svg:y="5.576cm">
          <draw:text-box>
            <text:p><text:span text:style-name="T1">/s_new</text:span></text:p>
            <text:p>OSC message</text:p>
          </draw:text-box>
        </draw:frame>
        <draw:connector draw:style-name="gr4" draw:layer="layout" draw:type="line" svg:x1="4.408cm" svg:y1="6.412cm" svg:x2="6.272cm" svg:y2="6.412cm" draw:start-shape="id6" draw:start-glue-point="1" draw:end-shape="id7" svg:d="m4408 6412h1864" svg:viewBox="0 0 1865 1">
          <text:p/>
        </draw:connector>
        <draw:connector draw:style-name="gr4" draw:layer="layout" draw:type="line" svg:x1="10.897cm" svg:y1="6.412cm" svg:x2="13.147cm" svg:y2="3.637cm" draw:start-shape="id7" draw:start-glue-point="1" draw:end-shape="id5" draw:end-glue-point="3" svg:d="m10897 6412 2250-2775" svg:viewBox="0 0 2251 27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000000" draw:marker-start-width="0.279cm" draw:marker-end-width="0.279cm" draw:fill="none" draw:fill-gradient-name="Gradient_20_7" draw:fill-hatch-name="Hatching_20_1" draw:fill-image-name="Bitmape_20_1" draw:textarea-vertical-align="middle" draw:auto-grow-height="false"/>
      <style:paragraph-properties fo:text-align="center"/>
      <style:text-properties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nofill_20_mono" style:display-name="Object nofill mono" style:family="graphic" style:parent-style-name="objectwithoutfill">
      <style:graphic-properties svg:stroke-width="0.076cm" draw:marker-start-width="0.305cm" draw:marker-end-width="0.305cm" draw:fill="solid" draw:fill-color="#e6e6e6" draw:fill-image-width="0cm" draw:fill-image-height="0cm"/>
      <style:text-properties fo:font-family="Inconsolata" style:font-style-name="Regular" style:font-pitch="fixed" fo:font-weight="normal"/>
    </style:style>
  </office:styles>
  <office:automatic-styles>
    <style:page-layout style:name="PM0">
      <style:page-layout-properties fo:margin-top="0.254cm" fo:margin-bottom="0.254cm" fo:margin-left="0.254cm" fo:margin-right="0.254cm" fo:page-width="19.05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Harkins</meta:initial-creator>
    <meta:creation-date>2014-01-24T15:36:32</meta:creation-date>
    <dc:date>2014-01-24T15:48:06</dc:date>
    <dc:creator>James Harkins</dc:creator>
    <meta:editing-duration>P0D</meta:editing-duration>
    <meta:editing-cycles>1</meta:editing-cycles>
    <meta:document-statistic meta:object-count="14"/>
    <meta:generator>LibreOffice/3.5$Linux_X86_64 LibreOffice_project/350m1$Build-2</meta:generator>
  </office:meta>
</office:document-meta>
</file>